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767" officeooo:paragraph-rsid="001c3767"/>
    </style:style>
    <style:style style:name="P2" style:family="paragraph" style:parent-style-name="Standard">
      <style:text-properties fo:font-size="15pt" fo:font-weight="bold" officeooo:rsid="001c3767" officeooo:paragraph-rsid="001c3767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rsid="001c3767" officeooo:paragraph-rsid="001c3767"/>
    </style:style>
    <style:style style:name="P4" style:family="paragraph" style:parent-style-name="Standard">
      <style:text-properties fo:font-size="11pt" fo:font-style="normal" fo:font-weight="normal" officeooo:rsid="001c3767" officeooo:paragraph-rsid="001c3767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ize="11pt" fo:font-style="normal" fo:font-weight="normal" officeooo:rsid="001f0869" officeooo:paragraph-rsid="001f0869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fo:font-size="11pt" fo:font-style="normal" fo:font-weight="normal" officeooo:rsid="001f2fb5" officeooo:paragraph-rsid="001f2fb5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L3">
      <style:text-properties fo:font-size="11pt" fo:font-style="normal" fo:font-weight="normal" officeooo:rsid="001f2fb5" officeooo:paragraph-rsid="001f2fb5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4">
      <style:text-properties fo:font-size="11pt" fo:font-style="normal" fo:font-weight="normal" officeooo:rsid="001f2fb5" officeooo:paragraph-rsid="001f2fb5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list-style-name="L4">
      <style:text-properties officeooo:rsid="001f2fb5" officeooo:paragraph-rsid="001f2fb5"/>
    </style:style>
    <style:style style:name="P10" style:family="paragraph" style:parent-style-name="Standard">
      <style:text-properties officeooo:rsid="001f2fb5" officeooo:paragraph-rsid="001f2fb5"/>
    </style:style>
    <style:style style:name="P11" style:family="paragraph" style:parent-style-name="Standard" style:list-style-name="L4">
      <style:text-properties officeooo:rsid="00202a2a" officeooo:paragraph-rsid="00202a2a"/>
    </style:style>
    <style:style style:name="T1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pisky k Jiráskovi</text:p>
      <text:p text:style-name="P1"/>
      <text:p text:style-name="P1">Období národního obrození</text:p>
      <text:p text:style-name="P1"/>
      <text:p text:style-name="P1">FL věk</text:p>
      <text:list xml:id="list6588098414613177005" text:style-name="L1">
        <text:list-item>
          <text:p text:style-name="P3">O Dobrušském rodákovi</text:p>
        </text:list-item>
      </text:list>
      <text:p text:style-name="P1">Lucerna</text:p>
      <text:p text:style-name="P1">Skály a Skaláci</text:p>
      <text:p text:style-name="P1">Fylosofická hystorie?</text:p>
      <text:p text:style-name="P1"/>
      <text:p text:style-name="P1">Doba osvícenství a rokoka → Trilogie Jan hus, Jan žižka, Jan Roháč</text:p>
      <text:p text:style-name="P1"/>
      <text:p text:style-name="P2">ČESKÉ DRAMA V 2. POLOVINĚ 19. STOLETÍ</text:p>
      <text:p text:style-name="P4"/>
      <text:p text:style-name="P4">Tvorba je dělena na historickou a na zaměřenou na venkov</text:p>
      <text:p text:style-name="P4">.</text:p>
      <text:p text:style-name="P4">.</text:p>
      <text:p text:style-name="P4">.</text:p>
      <text:p text:style-name="P5">Divadlo</text:p>
      <text:p text:style-name="P5">.</text:p>
      <text:p text:style-name="P5">.</text:p>
      <text:p text:style-name="P5">.</text:p>
      <text:p text:style-name="P6">Gabriela Preisová</text:p>
      <text:list xml:id="list3932644261355891973" text:style-name="L3">
        <text:list-item>
          <text:p text:style-name="P7">Žila na slovácku (jižní morava)</text:p>
        </text:list-item>
        <text:list-item>
          <text:p text:style-name="P7">Hrdinkami většinou ženy</text:p>
          <text:list>
            <text:list-item>
              <text:p text:style-name="P7">Jejich tragický osud předznamenává předpojatost a předsudky okolí</text:p>
            </text:list-item>
          </text:list>
        </text:list-item>
      </text:list>
      <text:p text:style-name="P6"><text:tab/>Dílo</text:p>
      <text:list xml:id="list2109295744649795828" text:style-name="L4">
        <text:list-item>
          <text:p text:style-name="P8">Gazdina Roba</text:p>
          <text:list>
            <text:list-item>
              <text:p text:style-name="P8">To znamená milenka gazdy</text:p>
            </text:list-item>
            <text:list-item>
              <text:p text:style-name="P8">Eva</text:p>
              <text:list>
                <text:list-item>
                  <text:p text:style-name="P8">Chudá švadlenka, které se líbí mladík Mánek. Mánek je selský synek. Jeho matka mu to nepovolí. Eva se urazí a provdá se bez lásky za jiného muže.</text:p>
                </text:list-item>
                <text:list-item>
                  <text:p text:style-name="P8">Jednou jede gazda-Mánek se svými pacholky do Rakouska za prací a Eva, protože je nešťastná, se k němu přidá</text:p>
                </text:list-item>
                <text:list-item>
                  <text:p text:style-name="P8">Mánek ji odmítá, protože je vdaná, ale Eva ho stále miluje. Ostatní ji stále vidí jako Mánkovu milenku</text:p>
                </text:list-item>
                <text:list-item>
                  <text:p text:style-name="P9"><text:span text:style-name="T1">Eva končí svůj život skokem do Dunaje</text:span></text:p>
                </text:list-item>
              </text:list>
            </text:list-item>
          </text:list>
        </text:list-item>
      </text:list>
      <text:p text:style-name="P10"><text:span text:style-name="T1"/></text:p>
      <text:list xml:id="list103148350523599" text:continue-numbering="true" text:style-name="L4">
        <text:list-item>
          <text:p text:style-name="P9">Její pastorkyňa</text:p>
          <text:list>
            <text:list-item>
              <text:p text:style-name="P11">Odehrává se na jižní moravě</text:p>
            </text:list-item>
            <text:list-item>
              <text:p text:style-name="P9">Hlavní postava je Kostelnička</text:p>
            </text:list-item>
            <text:list-item>
              <text:p text:style-name="P9">Mlynář má dceru Jenůfu, potom si vezme Kostelničku a umře</text:p>
              <text:list>
                <text:list-item>
                  <text:p text:style-name="P9">Jenůfa je Kostelničina schovanka</text:p>
                </text:list-item>
              </text:list>
            </text:list-item>
            <text:list-item>
              <text:p text:style-name="P9">Štěvo a Laco</text:p>
              <text:list>
                <text:list-item>
                  <text:p text:style-name="P9">Štěvo se do Jenůfy zamiluje, protože je krásná a milá atd. A mají spolu poměr</text:p>
                </text:list-item>
                <text:list-item>
                  <text:p text:style-name="P9">Laco je nevýrazný, pravdomluvný bratr Štěva, přítel Jenufy</text:p>
                </text:list-item>
                <text:list-item>
                  <text:p text:style-name="P9">Jenůfa zjistí, že je těhotná, Štěvo se na ni vykašle</text:p>
                </text:list-item>
                <text:list-item>
                  <text:p text:style-name="P9">Kostelnička schovává Jenůfu v komůrce devět měsíců, potom se znovu snaží přesvědčit Štěva, aby si ji vzal</text:p>
                </text:list-item>
                <text:list-item>
                  <text:p text:style-name="P9">Kostelnička dítě utopí, Jenůfa si má vzít Laca, v den svatby se najde tělo dítěte, Kostelnička přijme trest, ale Laco s Jenůfou odjíždí a začnou nový živo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56:17.036259996</meta:creation-date>
    <dc:date>2018-10-02T10:31:47.091031942</dc:date>
    <meta:editing-duration>PT22H40M33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40" meta:word-count="277" meta:character-count="1498" meta:non-whitespace-character-count="1282"/>
  </office:meta>
</office:document-meta>
</file>